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List_20_Contents">
      <style:paragraph-properties fo:margin-top="0in" fo:margin-bottom="0.1965in" style:contextual-spacing="false"/>
    </style:style>
    <style:style style:name="T1" style:family="text">
      <style:text-properties fo:font-style="italic"/>
    </style:style>
    <style:style style:name="T2" style:family="text">
      <style:text-properties officeooo:rsid="001d348f"/>
    </style:style>
    <style:style style:name="T3" style:family="text">
      <style:text-properties officeooo:rsid="001dc1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TTP Response <text:span text:style-name="T2">C</text:span>odes</text:p>
      <text:h text:style-name="Heading_20_2" text:outline-level="2"><text:bookmark text:name="1xx_informational_response"/>1xx informational response<text:span text:style-name="T3">s</text:span></text:h>
      <text:p text:style-name="Text_20_body"><text:s text:c="4"/>An informational response indicates that the request was received and understood. It is issued on a provisional basis while request processing continues. It alerts the client to wait for a final response. The message consists only of the status line and optional header fields, and is terminated by an empty line. As the HTTP/1.0 standard did not define any 1xx status codes, servers <text:span text:style-name="T1">must not</text:span><text:bookmark text:name="cite_ref-3"/>[note 1] send a 1xx response to an HTTP/1.0 compliant client except under experimental conditions.<text:bookmark text:name="cite_ref-4"/>[3] </text:p>
      <text:p text:style-name="List_20_Heading"><text:bookmark text:name="100"/>100 Continue </text:p>
      <text:p text:style-name="List_20_Contents">The server has received the request headers and the client should proceed to send the request body (in the case of a request for which a body needs to be sent; for example, a POST request). Sending a large request body to a server after a request has been rejected for inappropriate headers would be inefficient. To have a server check the request's headers, a client must send <text:span text:style-name="Source_20_Text">Expect: 100-continue</text:span> as a header in its initial request and receive a <text:span text:style-name="Source_20_Text">100 Continue</text:span> status code in response before sending the body. If the client receives an error code such as 403 (Forbidden) or 405 (Method Not Allowed) then it should not send the request's body. The response <text:span text:style-name="Source_20_Text">417 Expectation Failed</text:span> indicates that the request should be repeated without the <text:span text:style-name="Source_20_Text">Expect</text:span> header as it indicates that the server does not support expectations (this is the case, for example, of HTTP/1.0 servers).<text:bookmark text:name="cite_ref-5"/>[4] </text:p>
      <text:p text:style-name="List_20_Heading"><text:bookmark text:name="101"/>101 Switching Protocols </text:p>
      <text:p text:style-name="List_20_Contents">The requester has asked the server to switch protocols and the server has agreed to do so.<text:bookmark text:name="cite_ref-6"/>[5] </text:p>
      <text:p text:style-name="List_20_Heading"><text:bookmark text:name="102"/>102 Processing (WebDAV; RFC 2518) </text:p>
      <text:p text:style-name="List_20_Contents">A WebDAV request may contain many sub-requests involving file operations, requiring a long time to complete the request. This code indicates that the server has received and is processing the request, but no response is available yet.<text:bookmark text:name="cite_ref-RFC_2518_7-0"/>[6] This prevents the client from timing out and assuming the request was lost. </text:p>
      <text:p text:style-name="List_20_Heading"><text:bookmark text:name="103"/>103 Early Hints (RFC 8297) </text:p>
      <text:p text:style-name="P1">Used to return some response headers before final HTTP message.<text:bookmark text:name="cite_ref-RFC_8297_8-0"/>[7]</text:p>
      <text:h text:style-name="Heading_20_2" text:outline-level="2"><text:bookmark text:name="2xx_success"/>2xx success</text:h>
      <text:p text:style-name="Text_20_body"><text:s text:c="3"/>This class of status codes indicates the action requested by the client was received, understood, and accepted.<text:bookmark text:name="cite_ref-iana_status_codes_2-1"/>[2] </text:p>
      <text:p text:style-name="List_20_Heading"><text:bookmark text:name="200"/>200 OK </text:p>
      <text:p text:style-name="List_20_Contents">Standard response for successful HTTP requests. The actual response will depend on the request method used. In a GET request, the response will contain an entity corresponding to the requested resource. In a POST request, the response will contain an entity describing or containing the result of the action.<text:bookmark text:name="cite_ref-RFC_2616_9-0"/>[8] </text:p>
      <text:p text:style-name="List_20_Heading"><text:bookmark text:name="201"/>201 Created </text:p>
      <text:p text:style-name="List_20_Contents">The request has been fulfilled, resulting in the creation of a new resource.<text:bookmark text:name="cite_ref-10"/>[9] </text:p>
      <text:p text:style-name="List_20_Heading"><text:bookmark text:name="202"/>202 Accepted </text:p>
      <text:p text:style-name="List_20_Contents"><text:soft-page-break/>The request has been accepted for processing, but the processing has not been completed. The request might or might not be eventually acted upon, and may be disallowed when processing occurs.<text:bookmark text:name="cite_ref-11"/>[10] </text:p>
      <text:p text:style-name="List_20_Heading"><text:bookmark text:name="203"/>203 Non-Authoritative Information (since HTTP/1.1) </text:p>
      <text:p text:style-name="List_20_Contents">The server is a transforming proxy (e.g. a <text:span text:style-name="T1">Web accelerator</text:span>) that received a 200 OK from its origin, but is returning a modified version of the origin's response.<text:bookmark text:name="cite_ref-12"/>[11]<text:bookmark text:name="cite_ref-13"/>[12] </text:p>
      <text:p text:style-name="List_20_Heading"><text:bookmark text:name="204"/>204 No Content </text:p>
      <text:p text:style-name="List_20_Contents">The server successfully processed the request, and is not returning any content.<text:bookmark text:name="cite_ref-14"/>[13] </text:p>
      <text:p text:style-name="List_20_Heading"><text:bookmark text:name="205"/>205 Reset Content </text:p>
      <text:p text:style-name="List_20_Contents">The server successfully processed the request, asks that the requester reset its document view, and is not returning any content.<text:bookmark text:name="cite_ref-15"/>[14] </text:p>
      <text:p text:style-name="List_20_Heading"><text:bookmark text:name="206"/>206 Partial Content (RFC 7233) </text:p>
      <text:p text:style-name="List_20_Contents">The server is delivering only part of the resource (byte serving) due to a range header sent by the client. The range header is used by HTTP clients to enable resuming of interrupted downloads, or split a download into multiple simultaneous streams.<text:bookmark text:name="cite_ref-16"/>[15] </text:p>
      <text:p text:style-name="List_20_Heading"><text:bookmark text:name="207"/>207 Multi-Status (WebDAV; RFC 4918) </text:p>
      <text:p text:style-name="List_20_Contents">The message body that follows is by default an XML message and can contain a number of separate response codes, depending on how many sub-requests were made.<text:bookmark text:name="cite_ref-RFC_4918_17-0"/>[16] </text:p>
      <text:p text:style-name="List_20_Heading"><text:bookmark text:name="208"/>208 Already Reported (WebDAV; RFC 5842) </text:p>
      <text:p text:style-name="List_20_Contents">The members of a DAV binding have already been enumerated in a preceding part of the (multistatus) response, and are not being included again. </text:p>
      <text:p text:style-name="List_20_Heading"><text:bookmark text:name="226"/>226 IM Used (RFC 3229) </text:p>
      <text:p text:style-name="P1">The server has fulfilled a request for the resource, and the response is a representation of the result of one or more instance-manipulations applied to the current instance.<text:bookmark text:name="cite_ref-RFC_3229_18-0"/>[17]</text:p>
      <text:h text:style-name="Heading_20_2" text:outline-level="2"><text:bookmark text:name="3xx_redirection"/>3xx redirection</text:h>
      <text:p text:style-name="Text_20_body"><text:s text:c="3"/>This class of status code indicates the client must take additional action to complete the request. Many of these status codes are used in URL redirection.<text:bookmark text:name="cite_ref-iana_status_codes_2-2"/>[2] </text:p>
      <text:p text:style-name="Text_20_body">A user agent may carry out the additional action with no user interaction only if the method used in the second request is GET or HEAD. A user agent may automatically redirect a request. A user agent should detect and intervene to prevent cyclical redirects.<text:bookmark text:name="cite_ref-19"/>[18] </text:p>
      <text:p text:style-name="List_20_Heading"><text:bookmark text:name="300"/>300 Multiple Choices </text:p>
      <text:p text:style-name="List_20_Contents">Indicates multiple options for the resource from which the client may choose (via agent-driven content negotiation). For example, this code could be used to present multiple video format options, to list files with different filename extensions, or to suggest word-sense disambiguation.<text:bookmark text:name="cite_ref-20"/>[19] </text:p>
      <text:p text:style-name="List_20_Heading"><text:bookmark text:name="301"/>301 Moved Permanently </text:p>
      <text:p text:style-name="List_20_Contents">This and all future requests should be directed to the given URI. <text:bookmark text:name="cite_ref-21"/>[20] </text:p>
      <text:p text:style-name="List_20_Heading"><text:bookmark text:name="302"/>302 Found (Previously "Moved temporarily") </text:p>
      <text:p text:style-name="List_20_Contents">Tells the client to look at (browse to) another URL. The HTTP/1.0 specification (RFC 1945) required the client to perform a temporary redirect with the same method (the original describing phrase was "Moved Temporarily"),<text:bookmark text:name="cite_ref-RFC_1945_22-0"/>[21] but popular browsers implemented 302 redirects by changing the method to GET. Therefore, HTTP/1.1 added status codes 303 and 307 to distinguish between the two behaviours.<text:bookmark text:name="cite_ref-RFC7230-10_23-0"/>[22] </text:p>
      <text:p text:style-name="List_20_Heading"><text:bookmark text:name="303"/>303 See Other (since HTTP/1.1) </text:p>
      <text:p text:style-name="List_20_Contents"><text:soft-page-break/>The response to the request can be found under another URI using the GET method. When received in response to a POST (or PUT/DELETE), the client should presume that the server has received the data and should issue a new GET request to the given URI.<text:bookmark text:name="cite_ref-24"/>[23] </text:p>
      <text:p text:style-name="List_20_Heading"><text:bookmark text:name="304"/>304 Not Modified (RFC 7232) </text:p>
      <text:p text:style-name="List_20_Contents">Indicates that the resource has not been modified since the version specified by the request headers If-Modified-Since or If-None-Match. In such case, there is no need to retransmit the resource since the client still has a previously-downloaded copy.<text:bookmark text:name="cite_ref-25"/>[24] </text:p>
      <text:p text:style-name="List_20_Heading"><text:bookmark text:name="305"/>305 Use Proxy (since HTTP/1.1) </text:p>
      <text:p text:style-name="List_20_Contents">The requested resource is available only through a proxy, the address for which is provided in the response. For security reasons, many HTTP clients (such as Mozilla Firefox and Internet Explorer) do not obey this status code.<text:bookmark text:name="cite_ref-mozilla_bugzilla_bug_187996_comment_13_26-0"/>[25] </text:p>
      <text:p text:style-name="List_20_Heading"><text:bookmark text:name="306"/>306 Switch Proxy </text:p>
      <text:p text:style-name="List_20_Contents">No longer used. Originally meant "Subsequent requests should use the specified proxy."<text:bookmark text:name="cite_ref-27"/>[26] </text:p>
      <text:p text:style-name="List_20_Heading"><text:bookmark text:name="307"/>307 Temporary Redirect (since HTTP/1.1) </text:p>
      <text:p text:style-name="List_20_Contents">In this case, the request should be repeated with another URI; however, future requests should still use the original URI. In contrast to how 302 was historically implemented, the request method is not allowed to be changed when reissuing the original request. For example, a POST request should be repeated using another POST request.<text:bookmark text:name="cite_ref-SemanticsAndContent_28-0"/>[27] </text:p>
      <text:p text:style-name="List_20_Heading"><text:bookmark text:name="308"/>308 Permanent Redirect (RFC 7538) </text:p>
      <text:p text:style-name="P1">This and all future requests should be directed to the given URI. 308 parallel the behaviour of 301, but <text:span text:style-name="T1">does not allow the HTTP method to change</text:span>. So, for example, submitting a form to a permanently redirected resource may continue smoothly.<text:bookmark text:name="cite_ref-rfc7238_29-0"/>[28]</text:p>
      <text:h text:style-name="Heading_20_2" text:outline-level="2"><text:bookmark text:name="4xx_client_errors"/><text:bookmark text:name="client_errors"/>4xx client errors</text:h>
      <text:p text:style-name="Text_20_body"><text:s text:c="3"/>This class of status code is intended for situations in which the error seems to have been caused by the client. Except when responding to a HEAD request, the server <text:span text:style-name="T1">should</text:span> include an entity containing an explanation of the error situation, and whether it is a temporary or permanent condition. These status codes are applicable to any request method. User agents <text:span text:style-name="T1">should</text:span> display any included entity to the user.<text:bookmark text:name="cite_ref-30"/>[29] </text:p>
      <text:p text:style-name="List_20_Heading"><text:bookmark text:name="400"/>400 Bad Request </text:p>
      <text:p text:style-name="List_20_Contents">The server cannot or will not process the request due to an apparent client error (e.g., malformed request syntax, size too large, invalid request message framing, or deceptive request routing).<text:bookmark text:name="cite_ref-rfc7231-400_31-0"/>[30] </text:p>
      <text:p text:style-name="List_20_Heading"><text:bookmark text:name="401"/>401 Unauthorized (RFC 7235) </text:p>
      <text:p text:style-name="List_20_Contents">Similar to <text:span text:style-name="T1">403 Forbidden</text:span>, but specifically for use when authentication is required and has failed or has not yet been provided. The response must include a WWW-Authenticate header field containing a challenge applicable to the requested resource. See Basic access authentication and Digest access authentication.<text:bookmark text:name="cite_ref-32"/>[31] 401 semantically means "unauthorised",<text:bookmark text:name="cite_ref-rfc7235-401_33-0"/>[32] the user does not have valid authentication credentials for the target resource. </text:p>
      <text:p text:style-name="List_20_Contents">Note: Some sites incorrectly issue HTTP 401 when an IP address is banned from the website (usually the website domain) and that specific address is refused permission to access a website.[<text:span text:style-name="T1">citation needed</text:span>] </text:p>
      <text:p text:style-name="List_20_Heading"><text:bookmark text:name="402"/>402 Payment Required </text:p>
      <text:p text:style-name="List_20_Contents">Reserved for future use. The original intention was that this code might be used as part of some form of digital cash or micropayment scheme, as proposed, for example, by GNU Taler,<text:bookmark text:name="cite_ref-34"/>[33] but that has not yet happened, and this code is not widely used. Google Developers API uses this status if a particular developer has exceeded the daily limit on requests.<text:bookmark text:name="cite_ref-GoogleDevelopersErrorCode_35-0"/>[34] Sipgate uses this <text:soft-page-break/>code if an account does not have sufficient funds to start a call.<text:bookmark text:name="cite_ref-36"/>[35] Shopify uses this code when the store has not paid their fees and is temporarily disabled.<text:bookmark text:name="cite_ref-37"/>[36] Stripe uses this code for failed payments where parameters were correct, for example blocked fraudulent payments.<text:bookmark text:name="cite_ref-38"/>[37] </text:p>
      <text:p text:style-name="List_20_Heading"><text:bookmark text:name="403"/>403 Forbidden </text:p>
      <text:p text:style-name="List_20_Contents">The request contained valid data and was understood by the server, but the server is refusing action. This may be due to the user not having the necessary permissions for a resource or needing an account of some sort, or attempting a prohibited action (e.g. creating a duplicate record where only one is allowed). This code is also typically used if the request provided authentication by answering the WWW-Authenticate header field challenge, but the server did not accept that authentication. The request should not be repeated. </text:p>
      <text:p text:style-name="List_20_Heading"><text:bookmark text:name="404"/>404 Not Found </text:p>
      <text:p text:style-name="List_20_Contents">The requested resource could not be found but may be available in the future. Subsequent requests by the client are permissible. </text:p>
      <text:p text:style-name="List_20_Heading"><text:bookmark text:name="405"/>405 Method Not Allowed </text:p>
      <text:p text:style-name="List_20_Contents">A request method is not supported for the requested resource; for example, a GET request on a form that requires data to be presented via POST, or a PUT request on a read-only resource. </text:p>
      <text:p text:style-name="List_20_Heading"><text:bookmark text:name="406"/>406 Not Acceptable </text:p>
      <text:p text:style-name="List_20_Contents">The requested resource is capable of generating only content not acceptable according to the Accept headers sent in the request.<text:bookmark text:name="cite_ref-39"/>[38] See Content negotiation. </text:p>
      <text:p text:style-name="List_20_Heading"><text:bookmark text:name="407"/>407 Proxy Authentication Required (RFC 7235) </text:p>
      <text:p text:style-name="List_20_Contents">The client must first authenticate itself with the proxy.<text:bookmark text:name="cite_ref-40"/>[39] </text:p>
      <text:p text:style-name="List_20_Heading"><text:bookmark text:name="408"/>408 Request Timeout </text:p>
      <text:p text:style-name="List_20_Contents">The server timed out waiting for the request. According to HTTP specifications: "The client did not produce a request within the time that the server was prepared to wait. The client MAY repeat the request without modifications at any later time."<text:bookmark text:name="cite_ref-41"/>[40] </text:p>
      <text:p text:style-name="List_20_Heading"><text:bookmark text:name="409"/>409 Conflict </text:p>
      <text:p text:style-name="List_20_Contents">Indicates that the request could not be processed because of conflict in the current state of the resource, such as an edit conflict between multiple simultaneous updates. </text:p>
      <text:p text:style-name="List_20_Heading"><text:bookmark text:name="410"/>410 Gone </text:p>
      <text:p text:style-name="List_20_Contents">Indicates that the resource requested is no longer available and will not be available again. This should be used when a resource has been intentionally removed and the resource should be purged. Upon receiving a 410 status code, the client should not request the resource in the future. Clients such as search engines should remove the resource from their indices.<text:bookmark text:name="cite_ref-HTTP_410_42-0"/>[41] Most use cases do not require clients and search engines to purge the resource, and a "404 Not Found" may be used instead. </text:p>
      <text:p text:style-name="List_20_Heading"><text:bookmark text:name="411"/>411 Length Required </text:p>
      <text:p text:style-name="List_20_Contents">The request did not specify the length of its content, which is required by the requested resource.<text:bookmark text:name="cite_ref-43"/>[42] </text:p>
      <text:p text:style-name="List_20_Heading"><text:bookmark text:name="412"/>412 Precondition Failed (RFC 7232) </text:p>
      <text:p text:style-name="List_20_Contents">The server does not meet one of the preconditions that the requester put on the request header fields.<text:bookmark text:name="cite_ref-44"/>[43] </text:p>
      <text:p text:style-name="List_20_Heading"><text:bookmark text:name="413"/>413 Payload Too Large (RFC 7231) </text:p>
      <text:p text:style-name="List_20_Contents">The request is larger than the server is willing or able to process. Previously called "Request Entity Too Large".<text:bookmark text:name="cite_ref-45"/>[44] </text:p>
      <text:p text:style-name="List_20_Heading"><text:bookmark text:name="414"/>414 URI Too Long (RFC 7231) </text:p>
      <text:p text:style-name="List_20_Contents">The URI provided was too long for the server to process. Often the result of too much data being encoded as a query-string of a GET request, in which case it should be converted to a POST request.<text:bookmark text:name="cite_ref-46"/>[45] Called "Request-URI Too Long" previously.<text:bookmark text:name="cite_ref-47"/>[46] </text:p>
      <text:p text:style-name="List_20_Heading"><text:bookmark text:name="415"/>415 Unsupported Media Type (RFC 7231) </text:p>
      <text:p text:style-name="List_20_Contents"><text:soft-page-break/>The request entity has a media type which the server or resource does not support. For example, the client uploads an image as image/svg+xml, but the server requires that images use a different format.<text:bookmark text:name="cite_ref-48"/>[47] </text:p>
      <text:p text:style-name="List_20_Heading"><text:bookmark text:name="416"/>416 Range Not Satisfiable (RFC 7233) </text:p>
      <text:p text:style-name="List_20_Contents">The client has asked for a portion of the file (byte serving), but the server cannot supply that portion. For example, if the client asked for a part of the file that lies beyond the end of the file.<text:bookmark text:name="cite_ref-49"/>[48] Called "Requested Range Not Satisfiable" previously.<text:bookmark text:name="cite_ref-50"/>[49] </text:p>
      <text:p text:style-name="List_20_Heading"><text:bookmark text:name="417"/>417 Expectation Failed </text:p>
      <text:p text:style-name="List_20_Contents">The server cannot meet the requirements of the Expect request-header field.<text:bookmark text:name="cite_ref-51"/>[50] </text:p>
      <text:p text:style-name="List_20_Heading"><text:bookmark text:name="418"/>418 I'm a teapot (RFC 2324, RFC 7168) </text:p>
      <text:p text:style-name="List_20_Contents">This code was defined in 1998 as one of the traditional IETF April Fools' jokes, in RFC 2324, <text:span text:style-name="T1">Hyper Text Coffee Pot Control Protocol</text:span>, and is not expected to be implemented by actual HTTP servers. The RFC specifies this code should be returned by teapots requested to brew coffee.<text:bookmark text:name="cite_ref-52"/>[51] This HTTP status is used as an Easter egg in some websites, such as Google.com's I'm a teapot easter egg.<text:bookmark text:name="cite_ref-53"/>[52]<text:bookmark text:name="cite_ref-54"/>[53] </text:p>
      <text:p text:style-name="List_20_Heading"><text:bookmark text:name="421"/>421 Misdirected Request (RFC 7540) </text:p>
      <text:p text:style-name="List_20_Contents">The request was directed at a server that is not able to produce a response<text:bookmark text:name="cite_ref-55"/>[54] (for example because of connection reuse).<text:bookmark text:name="cite_ref-56"/>[55] </text:p>
      <text:p text:style-name="List_20_Heading"><text:bookmark text:name="422"/>422 Unprocessable Entity (WebDAV; RFC 4918) </text:p>
      <text:p text:style-name="List_20_Contents">The request was well-formed but was unable to be followed due to semantic errors.<text:bookmark text:name="cite_ref-RFC_4918_17-1"/>[16] </text:p>
      <text:p text:style-name="List_20_Heading"><text:bookmark text:name="423"/>423 Locked (WebDAV; RFC 4918) </text:p>
      <text:p text:style-name="List_20_Contents">The resource that is being accessed is locked.<text:bookmark text:name="cite_ref-RFC_4918_17-2"/>[16] </text:p>
      <text:p text:style-name="List_20_Heading"><text:bookmark text:name="424"/>424 Failed Dependency (WebDAV; RFC 4918) </text:p>
      <text:p text:style-name="List_20_Contents">The request failed because it depended on another request and that request failed (e.g., a PROPPATCH).<text:bookmark text:name="cite_ref-RFC_4918_17-3"/>[16] </text:p>
      <text:p text:style-name="List_20_Heading"><text:bookmark text:name="425"/>425 Too Early (RFC 8470) </text:p>
      <text:p text:style-name="List_20_Contents">Indicates that the server is unwilling to risk processing a request that might be replayed. </text:p>
      <text:p text:style-name="List_20_Heading"><text:bookmark text:name="426"/>426 Upgrade Required </text:p>
      <text:p text:style-name="List_20_Contents">The client should switch to a different protocol such as TLS/1.3, given in the Upgrade header field.<text:bookmark text:name="cite_ref-57"/>[56] </text:p>
      <text:p text:style-name="List_20_Heading"><text:bookmark text:name="428"/>428 Precondition Required (RFC 6585) </text:p>
      <text:p text:style-name="List_20_Contents">The origin server requires the request to be conditional. Intended to prevent the 'lost update' problem, where a client GETs a resource's state, modifies it, and PUTs it back to the server, when meanwhile a third party has modified the state on the server, leading to a conflict.<text:bookmark text:name="cite_ref-rfc6585_58-0"/>[57] </text:p>
      <text:p text:style-name="List_20_Heading"><text:bookmark text:name="429"/>429 Too Many Requests (RFC 6585) </text:p>
      <text:p text:style-name="List_20_Contents">The user has sent too many requests in a given amount of time. Intended for use with rate-limiting schemes.<text:bookmark text:name="cite_ref-rfc6585_58-1"/>[57] </text:p>
      <text:p text:style-name="List_20_Heading"><text:bookmark text:name="431"/>431 Request Header Fields Too Large (RFC 6585) </text:p>
      <text:p text:style-name="List_20_Contents">The server is unwilling to process the request because either an individual header field, or all the header fields collectively, are too large.<text:bookmark text:name="cite_ref-rfc6585_58-2"/>[57] </text:p>
      <text:p text:style-name="List_20_Heading"><text:bookmark text:name="451"/>451 Unavailable For Legal Reasons (RFC 7725) </text:p>
      <text:p text:style-name="P1">A server operator has received a legal demand to deny access to a resource or to a set of resources that includes the requested resource.<text:bookmark text:name="cite_ref-59"/>[58] The code 451 was chosen as a reference to the novel <text:span text:style-name="T1">Fahrenheit 451</text:span> (see the Acknowledgements in the RFC).</text:p>
      <text:h text:style-name="Heading_20_2" text:outline-level="2"><text:bookmark text:name="5xx_server_errors"/><text:bookmark text:name="server_errors"/><text:soft-page-break/>5xx server errors</text:h>
      <text:p text:style-name="Text_20_body"><text:s text:c="4"/>Response status codes beginning with the digit "5" indicate cases in which the server is aware that it has encountered an error or is otherwise incapable of performing the request. Except when responding to a HEAD request, the server <text:span text:style-name="T1">should</text:span> include an entity containing an explanation of the error situation, and indicate whether it is a temporary or permanent condition. Likewise, user agents <text:span text:style-name="T1">should</text:span> display any included entity to the user. These response codes are applicable to any request method.<text:bookmark text:name="cite_ref-61"/>[60] </text:p>
      <text:p text:style-name="List_20_Heading"><text:bookmark text:name="500"/><text:bookmark text:name="Internal_Server_Error"/>500 Internal Server Error </text:p>
      <text:p text:style-name="List_20_Contents">A generic error message, given when an unexpected condition was encountered and no more specific message is suitable.<text:bookmark text:name="cite_ref-62"/>[61] </text:p>
      <text:p text:style-name="List_20_Heading"><text:bookmark text:name="501"/><text:bookmark text:name="Not_Implemented"/>501 Not Implemented </text:p>
      <text:p text:style-name="List_20_Contents">The server either does not recognize the request method, or it lacks the ability to fulfil the request. Usually this implies future availability (e.g., a new feature of a web-service API).<text:bookmark text:name="cite_ref-63"/>[62] </text:p>
      <text:p text:style-name="List_20_Heading"><text:bookmark text:name="502"/><text:bookmark text:name="Bad_Gateway"/>502 Bad Gateway </text:p>
      <text:p text:style-name="List_20_Contents">The server was acting as a gateway or proxy and received an invalid response from the upstream server.<text:bookmark text:name="cite_ref-64"/>[63] </text:p>
      <text:p text:style-name="List_20_Heading"><text:bookmark text:name="503"/><text:bookmark text:name="Service_Unavailable"/>503 Service Unavailable </text:p>
      <text:p text:style-name="List_20_Contents">The server cannot handle the request (because it is overloaded or down for maintenance). Generally, this is a temporary state.<text:bookmark text:name="cite_ref-65"/>[64] </text:p>
      <text:p text:style-name="List_20_Heading"><text:bookmark text:name="504"/><text:bookmark text:name="Gateway_Timeout"/>504 Gateway Timeout </text:p>
      <text:p text:style-name="List_20_Contents">The server was acting as a gateway or proxy and did not receive a timely response from the upstream server.<text:bookmark text:name="cite_ref-66"/>[65] </text:p>
      <text:p text:style-name="List_20_Heading"><text:bookmark text:name="505"/><text:bookmark text:name="HTTP_Version_Not_Supported"/>505 HTTP Version Not Supported </text:p>
      <text:p text:style-name="List_20_Contents">The server does not support the HTTP protocol version used in the request.<text:bookmark text:name="cite_ref-67"/>[66] </text:p>
      <text:p text:style-name="List_20_Heading"><text:bookmark text:name="506"/><text:bookmark text:name="Variant_Also_Negotiates"/><text:bookmark text:name="RFC_2295"/><text:bookmark text:name="2295"/>506 Variant Also Negotiates (RFC 2295) </text:p>
      <text:p text:style-name="List_20_Contents">Transparent content negotiation for the request results in a circular reference.<text:bookmark text:name="cite_ref-RFC_2295_68-0"/>[67] </text:p>
      <text:p text:style-name="List_20_Heading"><text:bookmark text:name="507"/><text:bookmark text:name="Insufficient_Storage"/><text:bookmark text:name="RFC_4918"/><text:bookmark text:name="4918"/>507 Insufficient Storage (WebDAV; RFC 4918) </text:p>
      <text:p text:style-name="List_20_Contents">The server is unable to store the representation needed to complete the request.<text:bookmark text:name="cite_ref-RFC_4918_17-4"/>[16] </text:p>
      <text:p text:style-name="List_20_Heading"><text:bookmark text:name="508"/><text:bookmark text:name="Loop_Detected"/><text:bookmark text:name="RFC_5842"/><text:bookmark text:name="5842"/>508 Loop Detected (WebDAV; RFC 5842) </text:p>
      <text:p text:style-name="List_20_Contents">The server detected an infinite loop while processing the request (sent instead of 208 Already Reported). </text:p>
      <text:p text:style-name="List_20_Heading"><text:bookmark text:name="510"/><text:bookmark text:name="Not_Extended"/><text:bookmark text:name="RFC_2774"/><text:bookmark text:name="2774"/>510 Not Extended (RFC 2774) </text:p>
      <text:p text:style-name="List_20_Contents">Further extensions to the request are required for the server to fulfil it.<text:bookmark text:name="cite_ref-RFC_2774_69-0"/>[68] </text:p>
      <text:p text:style-name="List_20_Heading"><text:bookmark text:name="511"/><text:bookmark text:name="Network_Authentication_Required"/><text:bookmark text:name="RFC_6585"/><text:bookmark text:name="6585"/>511 Network Authentication Required (RFC 6585) </text:p>
      <text:p text:style-name="P1">The client needs to authenticate to gain network access. Intended for use by intercepting proxies used to control access to the network (e.g., "captive portals" used to require agreement to Terms of Service before granting full Internet access via a Wi-Fi hotspot).<text:bookmark text:name="cite_ref-rfc6585_58-3"/>[57] </text:p>
      <text:h text:style-name="Heading_20_2" text:outline-level="2"><text:bookmark text:name="unofficial"/><text:bookmark text:name="Unofficial_codes"/>Unofficial codes</text:h>
      <text:p text:style-name="Text_20_body">The following codes are not specified by any standard. </text:p>
      <text:p text:style-name="List_20_Heading"><text:bookmark text:name="419"/>419 Page Expired (Laravel Framework) </text:p>
      <text:p text:style-name="List_20_Contents">Used by the Laravel Framework when a CSRF Token is missing or expired. </text:p>
      <text:p text:style-name="List_20_Heading"><text:bookmark text:name="420"/>420 Method Failure (Spring Framework) </text:p>
      <text:p text:style-name="List_20_Contents">A deprecated response used by the Spring Framework when a method has failed.<text:bookmark text:name="cite_ref-70"/>[69] </text:p>
      <text:p text:style-name="List_20_Heading">420 Enhance Your Calm (Twitter) </text:p>
      <text:p text:style-name="List_20_Contents"><text:soft-page-break/>Returned by version 1 of the Twitter Search and Trends API when the client is being rate limited; versions 1.1 and later use the 429 Too Many Requests response code instead.<text:bookmark text:name="cite_ref-TwitterErrorCodes_71-0"/>[70] The phrase "Enhance your calm" comes from the 1993 movie <text:span text:style-name="T1">Demolition Man</text:span>, and its association with this number is likely a reference to cannabis.[<text:span text:style-name="T1">citation needed</text:span>] </text:p>
      <text:p text:style-name="List_20_Heading">430 Request Header Fields Too Large (Shopify) </text:p>
      <text:p text:style-name="List_20_Contents">Used by Shopify, instead of the 429 Too Many Requests response code, when too many URLs are requested within a certain time frame.<text:bookmark text:name="cite_ref-72"/>[71] </text:p>
      <text:p text:style-name="List_20_Heading"><text:bookmark text:name="450"/>450 Blocked by Windows Parental Controls (Microsoft) </text:p>
      <text:p text:style-name="List_20_Contents">The Microsoft extension code indicated when Windows Parental Controls are turned on and are blocking access to the requested webpage.<text:bookmark text:name="cite_ref-73"/>[72] </text:p>
      <text:p text:style-name="List_20_Heading"><text:bookmark text:name="498"/>498 Invalid Token (Esri) </text:p>
      <text:p text:style-name="List_20_Contents">Returned by ArcGIS for Server. Code 498 indicates an expired or otherwise invalid token.<text:bookmark text:name="cite_ref-arcgis_74-0"/>[73] </text:p>
      <text:p text:style-name="List_20_Heading"><text:bookmark text:name="499"/>499 Token Required (Esri) </text:p>
      <text:p text:style-name="List_20_Contents">Returned by ArcGIS for Server. Code 499 indicates that a token is required but was not submitted.<text:bookmark text:name="cite_ref-arcgis_74-1"/>[73] </text:p>
      <text:p text:style-name="List_20_Heading"><text:bookmark text:name="509"/>509 Bandwidth Limit Exceeded (Apache Web Server/cPanel) </text:p>
      <text:p text:style-name="List_20_Contents">The server has exceeded the bandwidth specified by the server administrator; this is often used by shared hosting providers to limit the bandwidth of customers.<text:bookmark text:name="cite_ref-75"/>[74] </text:p>
      <text:p text:style-name="List_20_Heading"><text:bookmark text:name="529"/>529 Site is overloaded </text:p>
      <text:p text:style-name="List_20_Contents">Used by Qualys in the SSLLabs server testing API to signal that the site can't process the request.<text:bookmark text:name="cite_ref-76"/>[75] </text:p>
      <text:p text:style-name="List_20_Heading"><text:bookmark text:name="530"/>530 Site is frozen </text:p>
      <text:p text:style-name="List_20_Contents">Used by the Pantheon web platform to indicate a site that has been frozen due to inactivity.<text:bookmark text:name="cite_ref-77"/>[76] </text:p>
      <text:p text:style-name="List_20_Heading"><text:bookmark text:name="598"/>598 (Informal convention) Network read timeout error </text:p>
      <text:p text:style-name="List_20_Contents">Used by some HTTP proxies to signal a network read timeout behind the proxy to a client in front of the proxy.<text:bookmark text:name="cite_ref-78"/>[77] </text:p>
      <text:p text:style-name="List_20_Heading"><text:bookmark text:name="599"/>599 Network Connect Timeout Error </text:p>
      <text:p text:style-name="P1">An error used by some HTTP proxies to signal a network connect timeout behind the proxy to a client in front of the proxy.<text:bookmark text:name="cite_ref-79"/>[78]</text:p>
      <text:h text:style-name="Heading_20_3" text:outline-level="3"><text:bookmark text:name="Internet_Information_Services"/>Internet Information Services</text:h>
      <text:p text:style-name="Text_20_body">Microsoft's Internet Information Services (IIS) web server expands the 4xx error space to signal errors with the client's request. </text:p>
      <text:p text:style-name="List_20_Heading"><text:bookmark text:name="440"/>440 Login Time-out </text:p>
      <text:p text:style-name="List_20_Contents">The client's session has expired and must log in again.<text:bookmark text:name="cite_ref-MS_KB941201_80-0"/>[79] </text:p>
      <text:p text:style-name="List_20_Heading"><text:bookmark text:name="449"/>449 Retry With </text:p>
      <text:p text:style-name="List_20_Contents">The server cannot honour the request because the user has not provided the required information.<text:bookmark text:name="cite_ref-MS_DD891478_81-0"/>[80] </text:p>
      <text:p text:style-name="List_20_Heading"><text:bookmark text:name="451-MS"/>451 Redirect </text:p>
      <text:p text:style-name="P1">Used in Exchange ActiveSync when either a more efficient server is available or the server cannot access the users' mailbox.<text:bookmark text:name="cite_ref-82"/>[81] The client is expected to re-run the HTTP AutoDiscover operation to find a more appropriate server.<text:bookmark text:name="cite_ref-83"/>[82]</text:p>
      <text:p text:style-name="Text_20_body">IIS sometimes uses additional decimal sub-codes for more specific information,<text:bookmark text:name="cite_ref-MS_KB943891_84-0"/>[83] however these sub-codes only appear in the response payload and in documentation, not in the place of an actual HTTP status code. </text:p>
      <text:h text:style-name="Heading_20_3" text:outline-level="3"><text:bookmark text:name="nginx"/><text:soft-page-break/>nginx</text:h>
      <text:p text:style-name="Text_20_body">The nginx web server software expands the 4xx error space to signal issues with the client's request.<text:bookmark text:name="cite_ref-85"/>[84]<text:bookmark text:name="cite_ref-86"/>[85] </text:p>
      <text:p text:style-name="List_20_Heading"><text:bookmark text:name="444"/>444 No Response </text:p>
      <text:p text:style-name="List_20_Contents">Used internally<text:bookmark text:name="cite_ref-87"/>[86] to instruct the server to return no information to the client and close the connection immediately. </text:p>
      <text:p text:style-name="List_20_Heading"><text:bookmark text:name="494"/>494 Request header too large </text:p>
      <text:p text:style-name="List_20_Contents">Client sent too large request or too long header line. </text:p>
      <text:p text:style-name="List_20_Heading"><text:bookmark text:name="495"/>495 SSL Certificate Error </text:p>
      <text:p text:style-name="List_20_Contents">An expansion of the 400 Bad Request response code, used when the client has provided an invalid client certificate. </text:p>
      <text:p text:style-name="List_20_Heading"><text:bookmark text:name="496"/>496 SSL Certificate Required </text:p>
      <text:p text:style-name="List_20_Contents">An expansion of the 400 Bad Request response code, used when a client certificate is required but not provided. </text:p>
      <text:p text:style-name="List_20_Heading"><text:bookmark text:name="497"/>497 HTTP Request Sent to HTTPS Port </text:p>
      <text:p text:style-name="List_20_Contents">An expansion of the 400 Bad Request response code, used when the client has made a HTTP request to a port listening for HTTPS requests. </text:p>
      <text:p text:style-name="List_20_Heading"><text:bookmark text:name="4991"/>499 Client Closed Request </text:p>
      <text:p text:style-name="P1">Used when the client has closed the request before the server could send a response.</text:p>
      <text:h text:style-name="Heading_20_3" text:outline-level="3"><text:bookmark text:name="Cloudflare"/>Cloudflare</text:h>
      <text:p text:style-name="Text_20_body">Cloudflare's reverse proxy service expands the 5xx series of errors space to signal issues with the origin server.<text:bookmark text:name="cite_ref-88"/>[87] </text:p>
      <text:p text:style-name="List_20_Heading"><text:bookmark text:name="520"/>520 Web Server Returned an Unknown Error </text:p>
      <text:p text:style-name="List_20_Contents">The origin server returned an empty, unknown, or unexpected response to Cloudflare.<text:bookmark text:name="cite_ref-89"/>[88] </text:p>
      <text:p text:style-name="List_20_Heading"><text:bookmark text:name="521"/>521 Web Server Is Down </text:p>
      <text:p text:style-name="List_20_Contents">The origin server refused connections from Cloudflare. Security solutions at the origin may be blocking legitimate connections from certain Cloudflare IP addresses. </text:p>
      <text:p text:style-name="List_20_Heading"><text:bookmark text:name="522"/>522 Connection Timed Out </text:p>
      <text:p text:style-name="List_20_Contents">Cloudflare timed out contacting the origin server. </text:p>
      <text:p text:style-name="List_20_Heading"><text:bookmark text:name="523"/>523 Origin Is Unreachable </text:p>
      <text:p text:style-name="List_20_Contents">Cloudflare could not reach the origin server; for example, if the DNS records for the origin server are incorrect or missing. </text:p>
      <text:p text:style-name="List_20_Heading"><text:bookmark text:name="524"/>524 A Timeout Occurred </text:p>
      <text:p text:style-name="List_20_Contents">Cloudflare was able to complete a TCP connection to the origin server, but did not receive a timely HTTP response. </text:p>
      <text:p text:style-name="List_20_Heading"><text:bookmark text:name="525"/>525 SSL Handshake Failed </text:p>
      <text:p text:style-name="List_20_Contents">Cloudflare could not negotiate a SSL/TLS handshake with the origin server. </text:p>
      <text:p text:style-name="List_20_Heading"><text:bookmark text:name="526"/>526 Invalid SSL Certificate </text:p>
      <text:p text:style-name="List_20_Contents">Cloudflare could not validate the SSL certificate on the origin web server. Also used by Cloud Foundry's gorouter. </text:p>
      <text:p text:style-name="List_20_Heading"><text:bookmark text:name="527"/>527 Railgun Error </text:p>
      <text:p text:style-name="List_20_Contents">Error 527 indicates an interrupted connection between Cloudflare and the origin server's Railgun server.<text:bookmark text:name="cite_ref-90"/>[89] </text:p>
      <text:p text:style-name="List_20_Heading"><text:bookmark text:name="5301"/>530 </text:p>
      <text:p text:style-name="P1"><text:soft-page-break/>Error 530 is returned along with a 1xxx error.<text:bookmark text:name="cite_ref-91"/>[90]</text:p>
      <text:h text:style-name="Heading_20_3" text:outline-level="3"><text:bookmark text:name="AWS_Elastic_Load_Balancer"/>AWS Elastic Load Balancer</text:h>
      <text:p text:style-name="Text_20_body">Amazon's Elastic Load Balancing adds a few custom return codes </text:p>
      <text:p text:style-name="List_20_Heading"><text:bookmark text:name="460"/>460 </text:p>
      <text:p text:style-name="List_20_Contents">Client closed the connection with the load balancer before the idle timeout period elapsed. Typically when client timeout is sooner than the Elastic Load Balancer's timeout.<text:bookmark text:name="cite_ref-:0_92-0"/>[91] </text:p>
      <text:p text:style-name="List_20_Heading"><text:bookmark text:name="463"/>463 </text:p>
      <text:p text:style-name="List_20_Contents">The load balancer received an X-Forwarded-For request header with more than 30 IP addresses.<text:bookmark text:name="cite_ref-:0_92-1"/>[91] </text:p>
      <text:p text:style-name="List_20_Heading"><text:bookmark text:name="561"/>561 Unauthorized </text:p>
      <text:p text:style-name="P1">An error around authentication returned by a server registered with a load balancer. You configured a listener rule to authenticate users, but the identity provider (IdP) returned an error code when authenticating the user.<text:bookmark text:name="cite_ref-93"/>[92]</text:p>
      <text:h text:style-name="Heading_20_2" text:outline-level="2"><text:bookmark text:name="Caching_warning_codes"/>Caching warning codes</text:h>
      <text:p text:style-name="Text_20_body"><text:s text:c="3"/>The following caching related warning codes are specified under RFC 7234. Unlike the other status codes above, these are not sent as the response status in the HTTP protocol, but as part of the "Warning" HTTP header.<text:bookmark text:name="cite_ref-94"/>[93]<text:bookmark text:name="cite_ref-95"/>[94] Since this header is often neither sent by servers nor acknowledged by clients, it will soon be obsoleted by the HTTP Working Group.<text:bookmark text:name="cite_ref-96"/>[95] </text:p>
      <text:p text:style-name="List_20_Heading"><text:bookmark text:name="110"/>110 Response is Stale </text:p>
      <text:p text:style-name="List_20_Contents">The response provided by a cache is stale (the content's age exceeds a maximum age set by a Cache-Control header or heuristically chosen lifetime). </text:p>
      <text:p text:style-name="List_20_Heading"><text:bookmark text:name="111"/>111 Revalidation Failed </text:p>
      <text:p text:style-name="List_20_Contents">The cache was unable to validate the response, due to an inability to reach the origin server. </text:p>
      <text:p text:style-name="List_20_Heading"><text:bookmark text:name="112"/>112 Disconnected Operation </text:p>
      <text:p text:style-name="List_20_Contents">The cache is intentionally disconnected from the rest of the network. </text:p>
      <text:p text:style-name="List_20_Heading"><text:bookmark text:name="113"/>113 Heuristic Expiration </text:p>
      <text:p text:style-name="List_20_Contents">The cache heuristically chose a freshness lifetime greater than 24 hours and the response's age is greater than 24 hours. </text:p>
      <text:p text:style-name="List_20_Heading"><text:bookmark text:name="199"/>199 Miscellaneous Warning </text:p>
      <text:p text:style-name="List_20_Contents">Arbitrary, non-specific warning. The warning text may be logged or presented to the user. </text:p>
      <text:p text:style-name="List_20_Heading"><text:bookmark text:name="214"/>214 Transformation Applied </text:p>
      <text:p text:style-name="List_20_Contents">Added by a proxy if it applies any transformation to the representation, such as changing the content encoding, media type or the like. </text:p>
      <text:p text:style-name="List_20_Heading"><text:bookmark text:name="299"/>299 Miscellaneous Persistent Warning </text:p>
      <text:p text:style-name="P1">Same as 199, but indicating a persistent warning.</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5T13:09:59.152394955</meta:creation-date>
    <dc:date>2022-04-15T13:14:09.448055515</dc:date>
    <meta:editing-duration>PT4M10S</meta:editing-duration>
    <meta:editing-cycles>2</meta:editing-cycles>
    <meta:generator>LibreOffice/7.2.6.2$Linux_X86_64 LibreOffice_project/20$Build-2</meta:generator>
    <meta:document-statistic meta:table-count="0" meta:image-count="0" meta:object-count="0" meta:page-count="9" meta:paragraph-count="232" meta:word-count="3798" meta:character-count="23761" meta:non-whitespace-character-count="19965"/>
  </office:meta>
</office:document-meta>
</file>